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Times New Roman" fo:font-size="20pt" style:font-size-asian="20pt" style:font-size-complex="20pt"/>
    </style:style>
    <style:style style:name="P2" style:family="paragraph" style:parent-style-name="Standard">
      <style:text-properties style:font-name="Times New Roman" officeooo:paragraph-rsid="001b3c59"/>
    </style:style>
    <style:style style:name="P3" style:family="paragraph" style:parent-style-name="Standard">
      <style:text-properties style:font-name="Times New Roman" fo:font-size="14pt" fo:font-weight="bold" officeooo:paragraph-rsid="001b3c59" style:font-size-asian="14pt" style:font-weight-asian="bold" style:font-size-complex="14pt" style:font-weight-complex="bold"/>
    </style:style>
    <style:style style:name="P4" style:family="paragraph" style:parent-style-name="Standard">
      <style:text-properties style:font-name="Times New Roman" officeooo:rsid="001b3c59" officeooo:paragraph-rsid="001b3c59"/>
    </style:style>
    <style:style style:name="P5" style:family="paragraph" style:parent-style-name="Standard">
      <style:text-properties style:font-name="Times New Roman" officeooo:rsid="001be1d7" officeooo:paragraph-rsid="001be1d7"/>
    </style:style>
    <style:style style:name="T1" style:family="text">
      <style:text-properties officeooo:rsid="001b3c59"/>
    </style:style>
    <style:style style:name="T2" style:family="text">
      <style:text-properties fo:font-style="italic" style:font-style-asian="italic" style:font-style-complex="italic"/>
    </style:style>
    <style:style style:name="T3" style:family="text">
      <style:text-properties officeooo:rsid="001dd576"/>
    </style:style>
    <style:style style:name="T4" style:family="text">
      <style:text-properties officeooo:rsid="001f48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paso a paso: </text:p>
      <text:p text:style-name="P2"/>
      <text:p text:style-name="P3">Parte 1: Inspiración y análisis </text:p>
      <text:p text:style-name="P2">1. Elige un producto, servicio o proyecto ficticio (restaurante, app, tienda online…).</text:p>
      <text:p text:style-name="P2"><text:tab/><text:span text:style-name="T1">Ayuda a Domicilio</text:span></text:p>
      <text:p text:style-name="P2">2. Analiza referencias reales: páginas web que les gusten o que consideren mejorables.</text:p>
      <text:p text:style-name="P2"><text:tab/><text:span text:style-name="T1">Vistas para analizar:</text:span></text:p>
      <text:p text:style-name="P2"><text:tab/><text:tab/>- <text:a xlink:type="simple" xlink:href="https://www.valledeledesma.com/?gad_source=1&amp;gad_campaignid=18406332626&amp;gbraid=0AAAAAo8dsAJDR1Iy-JTxn0xO0Gm3zG3FS&amp;gclid=Cj0KCQjw58PGBhCkARIsADbDilyy3jK5LqlxES1a7pM0INwQJI63Ef5-ZGUzp--6ti8n9ajeqdlJldYaAniHEALw_wcB" text:style-name="Internet_20_link" text:visited-style-name="Visited_20_Internet_20_Link"><text:span text:style-name="T1">Pagina 1</text:span></text:a></text:p>
      <text:p text:style-name="P2"><text:tab/><text:tab/>- <text:a xlink:type="simple" xlink:href="https://wayalia.es/ayuda-domicilio-cordoba/#" text:style-name="Internet_20_link" text:visited-style-name="Visited_20_Internet_20_Link"><text:span text:style-name="T1">Pagina 2</text:span></text:a></text:p>
      <text:p text:style-name="P4"><text:tab/><text:tab/>- <text:a xlink:type="simple" xlink:href="https://cuidatodos.es/" text:style-name="Internet_20_link" text:visited-style-name="Visited_20_Internet_20_Link">Pagina 3</text:a></text:p>
      <text:p text:style-name="P4"><text:tab/><text:tab/>- <text:a xlink:type="simple" xlink:href="https://atende.es/" text:style-name="Internet_20_link" text:visited-style-name="Visited_20_Internet_20_Link">Pagina 4</text:a></text:p>
      <text:p text:style-name="P4"><text:tab/><text:tab/>- <text:a xlink:type="simple" xlink:href="https://www.atencis.es/?gad_source=1&amp;gad_campaignid=16134571096&amp;gbraid=0AAAAAoYuZLYRyNkjKtLwF88nM_mqbMsQM&amp;gclid=Cj0KCQjw58PGBhCkARIsADbDilx4zf6YAWFUHXxYwSaVaG_OL1Hc4C0BqLqny76aw9o8RjR4VqOFfRQaAhQhEALw_wcB" text:style-name="Internet_20_link" text:visited-style-name="Visited_20_Internet_20_Link">Pagina 5</text:a></text:p>
      <text:p text:style-name="P4"><text:tab/><text:tab/>- <text:a xlink:type="simple" xlink:href="https://www.domusvi.es/servicios-domiciliarios/ayuda-a-domicilio?utm_source=GoogleAds&amp;utm_medium=Search&amp;utm_campaign=&amp;utm_content=&amp;utm_term=&amp;gad_source=1&amp;gad_campaignid=21286622300&amp;gbraid=0AAAAADyGkzpuqbNeSviZismH87uANHELO&amp;gclid=Cj0KCQjw58PGBhCkARIsADbDilxrkgOH7tN2JECRbbHmUzb4XlrIQzwNcSqYgHWCv1FPVe-pvePIKIIaAvV2EALw_wcB" text:style-name="Internet_20_link" text:visited-style-name="Visited_20_Internet_20_Link">Pagina 6</text:a></text:p>
      <text:p text:style-name="P4"/>
      <text:p text:style-name="P4">Pagina final para analizar : <text:a xlink:type="simple" xlink:href="https://www.atencis.es/?gad_source=1&amp;gad_campaignid=16134571096&amp;gbraid=0AAAAAoYuZLYRyNkjKtLwF88nM_mqbMsQM&amp;gclid=Cj0KCQjw58PGBhCkARIsADbDilx4zf6YAWFUHXxYwSaVaG_OL1Hc4C0BqLqny76aw9o8RjR4VqOFfRQaAhQhEALw_wcB" text:style-name="Internet_20_link" text:visited-style-name="Visited_20_Internet_20_Link">Atencis</text:a> por que <text:s/>creo que no es la más desastre que e visto pero que puede mejorar estéticamente bastante </text:p>
      <text:p text:style-name="P4"/>
      <text:p text:style-name="P5"><text:span text:style-name="T2">La parte que me gusta:</text:span> </text:p>
      <text:p text:style-name="P5">Tiene dos colores muy claros para destacar, el amarillo oscuro/oro (o algo así) y el azul apagado, es resto de colores se acomodan a ellos aunque la elección de colores no me agrada si que mantiene una unidad entre ellos y es fácil distinguir los textos más importantes de los que no, usan el tono blanco como fondo global, para el texto que esta sobre colores y un gris claro para los textos que están sobre el fondo blanco. En todo momento tienen un buen contraste con los colores por lo que la legibilidad es en general bastante buena. Los títulos principales se ven bastante claros y los botones no están especialmente escondidos. Las secciones y sub-secciones se distinguen bastante claramente.</text:p>
      <text:p text:style-name="P5"/>
      <text:p text:style-name="P5"><text:span text:style-name="T2">La parte a mejorar:</text:span> </text:p>
      <text:p text:style-name="P5">No me gustan la combinación de colores, creo que ese amarillo es un tono que cansa bastante <text:span text:style-name="T3">por lo que sería lo primero que cambiaría</text:span>, quizás añadiría algún resalto cuando pasas por los botones <text:span text:style-name="T3">y los desplegables</text:span> para añadir un poco más de visibilidad, <text:span text:style-name="T3">además algunos botones tienen algún tipo de animación pero la mayoría de ellos nos por lo que unificaría a que los tuvieran todos y además la misma para dejar más claro que tipo de elemento es</text:span>, mejoraría la limpieza de la barra de direcciones así como la seguridad de la pagina por que se ve que claramente esta hecho con un framword creo que con bootrac<text:span text:style-name="T3">t y esta el código abierto para quien lo quiera mirar. El menú en modo móvil es mejorable por que te pone que tiene submenu y no es así. Mejoraría los puntos de ruptura <text:s/>por que hay puntos donde satura, aunque no es de lo que más me preocuparía.</text:span></text:p>
      <text:p text:style-name="P2"/>
      <text:p text:style-name="P2">3. Identifica:</text:p>
      <text:p text:style-name="P2"><text:tab/>• Colores predominantes y su efecto emocional. </text:p>
      <text:p text:style-name="P2"><text:tab/><text:tab/></text:p>
      <text:p text:style-name="P2"><text:tab/><text:tab/><text:span text:style-name="T4">Colores principales: amarillo ¿Oro? Y azul mar(?)</text:span></text:p>
      <text:p text:style-name="P2"><text:tab/><text:tab/></text:p>
      <text:p text:style-name="P2"><text:tab/>• Distribución de la información: ¿qué elementos destacan y cuáles se pierden? </text:p>
      <text:p text:style-name="P2"><text:tab/>• Botones o llamadas a la acción: ¿son visibles y clar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b3c59" officeooo:paragraph-rsid="001b3c59"/>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Cristina Simón <text:tab/>2ºDAW Clase-&gt;DIW<text:tab/>2025-26</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09:38:20.635683500</meta:creation-date>
    <dc:date>2025-09-22T11:57:15.369350900</dc:date>
    <meta:editing-duration>PT1H36M15S</meta:editing-duration>
    <meta:editing-cycles>1</meta:editing-cycles>
    <meta:document-statistic meta:table-count="0" meta:image-count="0" meta:object-count="0" meta:page-count="1" meta:paragraph-count="25" meta:word-count="414" meta:character-count="2365" meta:non-whitespace-character-count="1940"/>
    <meta:generator>LibreOffice/25.8.1.1$Windows_X86_64 LibreOffice_project/54047653041915e595ad4e45cccea684809c77b5</meta:generator>
  </office:meta>
</office:document-meta>
</file>